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5-01-02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5-01-0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4-01-0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3-01-03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2-01-03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1-01-0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20-01-0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9-01-02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8-01-02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7-01-03 20:4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6-01-02 20:1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5-01-02 21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4-01-02 22:1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3-01-03 14:0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2-01-03 22:1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1-01-03 22:5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10-01-02 23:2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9-01-04 22:1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8-01-03 20:4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7-04-02 18:5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6-01-05 14:5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5-01-08 15:0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4-01-08 19:4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3-01-08 22:33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13101074901</text:p>
          </table:table-cell>
          <table:table-cell office:value-type="string" calcext:value-type="string">
            <text:p>2002-01-10 16:06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